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ubtitle">
      <style:text-properties officeooo:rsid="0012e573" officeooo:paragraph-rsid="0012e573"/>
    </style:style>
    <style:style style:name="P2" style:family="paragraph" style:parent-style-name="Text_20_body">
      <style:text-properties officeooo:rsid="001ebd31" officeooo:paragraph-rsid="001ebd31"/>
    </style:style>
    <style:style style:name="P3" style:family="paragraph" style:parent-style-name="Text_20_body">
      <style:text-properties officeooo:paragraph-rsid="00204b38"/>
    </style:style>
    <style:style style:name="P4" style:family="paragraph" style:parent-style-name="Text_20_body">
      <style:text-properties officeooo:paragraph-rsid="0012e573"/>
    </style:style>
    <style:style style:name="P5" style:family="paragraph" style:parent-style-name="Text_20_body">
      <style:text-properties officeooo:rsid="00263bf2" officeooo:paragraph-rsid="00263bf2"/>
    </style:style>
    <style:style style:name="P6" style:family="paragraph" style:parent-style-name="Heading_20_1">
      <style:text-properties officeooo:rsid="0012e573" officeooo:paragraph-rsid="0012e573"/>
    </style:style>
    <style:style style:name="P7" style:family="paragraph" style:parent-style-name="Heading_20_1">
      <style:text-properties officeooo:rsid="0019e778" officeooo:paragraph-rsid="0019e778"/>
    </style:style>
    <style:style style:name="P8" style:family="paragraph" style:parent-style-name="Heading_20_1">
      <style:text-properties officeooo:rsid="001ebd31" officeooo:paragraph-rsid="001ebd31"/>
    </style:style>
    <style:style style:name="P9" style:family="paragraph" style:parent-style-name="Heading_20_1">
      <style:text-properties officeooo:rsid="00263bf2" officeooo:paragraph-rsid="00263bf2"/>
    </style:style>
    <style:style style:name="T1" style:family="text">
      <style:text-properties officeooo:rsid="0011befd"/>
    </style:style>
    <style:style style:name="T2" style:family="text">
      <style:text-properties officeooo:rsid="001ebd31"/>
    </style:style>
    <style:style style:name="T3" style:family="text">
      <style:text-properties officeooo:rsid="0012e573"/>
    </style:style>
    <style:style style:name="T4" style:family="text">
      <style:text-properties officeooo:rsid="00263b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N</text:span>eighbor protocol</text:p>
      <text:p text:style-name="P1">Протокол соседей</text:p>
      <text:h text:style-name="P6" text:outline-level="1">Назначение</text:h>
      <text:p text:style-name="P4"><text:span text:style-name="T3">Протокол предназначен для обнаружения соседних узлов в зоне доступа и предоставления информации о себе соседям. Информация об узлах распространяется широковещательными сообщениями, так же как и запросы предоставления информации о соседних узлах.</text:span></text:p>
      <text:h text:style-name="P9" text:outline-level="1">Алгоритм работы</text:h>
      <text:p text:style-name="P5">Прием и передача ШВС два не связанных процесса. Тоесть после передачи ШВС функция завершает работу и не ожидает приема. Идея заключается в том, что узел может получить ШВС не запрашивая его, так как это сделает его сосед.</text:p>
      <text:h text:style-name="P7" text:outline-level="1">Запрос информации о соседних узлах</text:h>
      <text:p text:style-name="P2">Neighbor Request (NREQ) – широковещательный запрос информации о соседних узлах. Запрос формируется узлом при отсутсвии информации о соседях и через определенные<text:span text:style-name="T4">(случайные)</text:span> интервалы времени (5-10 минут).</text:p>
      <text:h text:style-name="P8" text:outline-level="1">Пакет информации об узле</text:h>
      <text:p text:style-name="P3"><text:span text:style-name="T2">Neighbor Info (Ninfo) – широковещательный пакет с уведомлением о параметрах узла. Пакет уведомления отправляеться по запросу и <text:s/>при изменении сетевых параметров узла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1:34:04.277086007</meta:creation-date>
    <meta:generator>LibreOffice/6.0.7.3$Linux_X86_64 LibreOffice_project/00m0$Build-3</meta:generator>
    <dc:date>2019-08-26T23:22:50.817472927</dc:date>
    <meta:editing-duration>PT1H40M</meta:editing-duration>
    <meta:editing-cycles>14</meta:editing-cycles>
    <meta:document-statistic meta:table-count="0" meta:image-count="0" meta:object-count="0" meta:page-count="1" meta:paragraph-count="10" meta:word-count="129" meta:character-count="952" meta:non-whitespace-character-count="829"/>
  </office:meta>
</office:document-meta>
</file>